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0000" draw:fill="none" draw:fill-color="#ff0000" draw:auto-grow-height="true" draw:auto-grow-width="false" fo:min-height="21.039cm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3.52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9cm" fo:min-width="0cm" loext:decorative="false"/>
      <style:paragraph-properties style:writing-mode="lr-tb"/>
    </style:style>
    <style:style style:name="P1" style:family="paragraph">
      <loext:graphic-properties draw:fill="none" draw:fill-color="#ff0000"/>
    </style:style>
    <style:style style:name="P2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837cm" svg:height="21.289cm" svg:x="10.723cm" svg:y="11.837cm">
          <draw:text-box>
            <text:p>Poštovani profesore,</text:p>
            <text:p/>
            <text:p>Imam pitanje vezano za drugi projekat iz predmeta Napredni operativni sistemi. Da li je moguće izmeniti projekat kako bi se povećala njegova praktična vrednost u oblasti sajber bezbednosti?</text:p>
            <text:p>Tačnije, da li je moguće da se umesto prikupljanja vrednosti sa senzora, prikupljaju informacije o malicioznosti svake IP adrese koja uspostavlja komunikaciju sa IoT uređajem. Informacije o zlonamernim IP adresama bi dolazile iz 3rd party servisa koji pružaju ovu vrstu usluge. U slučaju identifikacije malicioznosti, sistem bi blokirao konkretnu IP adresu i aktivirao zvučni ili svetlosni alarm.</text:p>
            <text:p/>
            <text:p>S poštovanjem,</text:p>
            <text:p>Miloš Jovanović 1564</text:p>
            <text:p/>
            <text:p/>
            <text:p>Možeš da ovaj 2. projekat implementiraš sa predloženom izmenomš</text:p>
            <text:p/>
            <text:p/>
            <text:p/>
            <text:p>provera dns</text:p>
            <text:p>za ip koji uspostavlja konekciju proveramo dns upit dA LI JE CISTA; pa akacije log ili alarm</text:p>
            <text:p/>
            <text:p>nakon vise ip adresa da se prekinu nesto&gt;???</text:p>
            <text:p/>
            <text:p/>
            <text:p/>
            <text:p><text:span text:style-name="T1">KAKO DA NE</text:span></text:p>
          </draw:text-box>
        </draw:frame>
        <draw:custom-shape draw:style-name="gr2" draw:text-style-name="P2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2.405cm" svg:height="2cm" svg:x="54.36cm" svg:y="6.833cm">
          <text:p text:style-name="P3"><text:span text:style-name="T2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64.7cm" svg:y="6.834cm">
          <text:p text:style-name="P3"><text:span text:style-name="T2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2.405cm" svg:height="2cm" svg:x="75.04cm" svg:y="6.835cm">
          <text:p text:style-name="P3"><text:span text:style-name="T2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0.502cm" svg:height="1.187cm" svg:x="56.356cm" svg:y="13.891cm">
          <draw:text-box>
            <text:p/>
          </draw:text-box>
        </draw:frame>
        <draw:frame draw:style-name="gr7" draw:text-style-name="P8" draw:layer="layout" svg:width="4.028cm" svg:height="2.618cm" svg:x="83.704cm" svg:y="2.406cm">
          <draw:text-box>
            <text:p><text:span text:style-name="T3">IOT</text:span></text:p>
          </draw:text-box>
        </draw:frame>
        <draw:frame draw:style-name="gr8" draw:text-style-name="P7" draw:layer="layout" svg:width="17.833cm" svg:height="10.319cm" svg:x="20.902cm" svg:y="37.465cm">
          <draw:text-box>
            <text:p>Sto se tice IoT segmenta, glavni cilj je da se povlaci lista malicioznih IP-a kroz nas URL, na svakih X minuta kao parametar, i da na osnovu toga se updatuje iptables liste za blokadu na INPUT chain-u</text:p>
            <text:p>A evo ti URL za skidanje IOA IPjeva u cilju testiranja tvog modula:</text:p>
            <text:p><text:a xlink:href="https://catis.ast.co.rs/v1/threats/latest?source=test_source.txt&amp;page=0&amp;page_size=10&amp;last_n_days=2&amp;key=07e376eb0170d8e4b6422fc93c8e7d36ccaea572af403ac3baff8fc758018118" xlink:type="simple">https://catis.ast.co.rs/v1/threats/latest?source=test_source.txt&amp;page=0&amp;page_size=10&amp;last_n_days=2&amp;key=07e376eb0170d8e4b6422fc93c8e7d36ccaea572af403ac3baff8fc758018118</text:a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7.6.4.1$Linux_X86_64 LibreOffice_project/60$Build-1</meta:generator>
    <dc:date>2024-02-06T16:48:25.942197999</dc:date>
    <meta:editing-duration>PT2H26M52S</meta:editing-duration>
    <meta:editing-cycles>10</meta:editing-cycles>
    <meta:document-statistic meta:object-count="8"/>
  </office:meta>
</office:document-meta>
</file>